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0d24"/>
    </style:style>
    <style:style style:name="P2" style:family="paragraph" style:parent-style-name="Standard">
      <style:text-properties officeooo:rsid="0010164a" officeooo:paragraph-rsid="0010164a"/>
    </style:style>
    <style:style style:name="P3" style:family="paragraph" style:parent-style-name="Standard">
      <style:text-properties officeooo:rsid="0010164a" officeooo:paragraph-rsid="002005fb"/>
    </style:style>
    <style:style style:name="P4" style:family="paragraph" style:parent-style-name="Standard">
      <style:text-properties officeooo:rsid="0010164a" officeooo:paragraph-rsid="001f0421"/>
    </style:style>
    <style:style style:name="P5" style:family="paragraph" style:parent-style-name="Standard">
      <style:text-properties officeooo:rsid="0010164a" officeooo:paragraph-rsid="00281305"/>
    </style:style>
    <style:style style:name="P6" style:family="paragraph" style:parent-style-name="Standard">
      <style:text-properties officeooo:rsid="0010d52b" officeooo:paragraph-rsid="0010d52b"/>
    </style:style>
    <style:style style:name="P7" style:family="paragraph" style:parent-style-name="Standard">
      <style:text-properties officeooo:rsid="0011c8ba" officeooo:paragraph-rsid="0011c8ba"/>
    </style:style>
    <style:style style:name="P8" style:family="paragraph" style:parent-style-name="Standard">
      <style:text-properties officeooo:rsid="00138d17" officeooo:paragraph-rsid="00138d17"/>
    </style:style>
    <style:style style:name="P9" style:family="paragraph" style:parent-style-name="Standard">
      <style:text-properties officeooo:rsid="0014d322" officeooo:paragraph-rsid="0014d322"/>
    </style:style>
    <style:style style:name="P10" style:family="paragraph" style:parent-style-name="Standard">
      <style:text-properties officeooo:rsid="001aae61" officeooo:paragraph-rsid="001aae61"/>
    </style:style>
    <style:style style:name="P11" style:family="paragraph" style:parent-style-name="Standard">
      <style:text-properties officeooo:rsid="001b7c41" officeooo:paragraph-rsid="001b7c41"/>
    </style:style>
    <style:style style:name="P12" style:family="paragraph" style:parent-style-name="Standard">
      <style:text-properties officeooo:rsid="001d7f74" officeooo:paragraph-rsid="001d7f74"/>
    </style:style>
    <style:style style:name="P13" style:family="paragraph" style:parent-style-name="Standard">
      <style:text-properties fo:font-weight="normal" officeooo:rsid="001d7f74" officeooo:paragraph-rsid="001d7f74" style:font-weight-asian="normal" style:font-weight-complex="normal"/>
    </style:style>
    <style:style style:name="P14" style:family="paragraph" style:parent-style-name="Standard">
      <style:text-properties fo:font-weight="normal" officeooo:rsid="001f0421" officeooo:paragraph-rsid="001f0421" style:font-weight-asian="normal" style:font-weight-complex="normal"/>
    </style:style>
    <style:style style:name="P15" style:family="paragraph" style:parent-style-name="Standard">
      <style:text-properties fo:font-weight="normal" officeooo:rsid="001f0421" officeooo:paragraph-rsid="004332d5" style:font-weight-asian="normal" style:font-weight-complex="normal"/>
    </style:style>
    <style:style style:name="P16" style:family="paragraph" style:parent-style-name="Standard">
      <style:text-properties fo:font-weight="normal" officeooo:rsid="00242223" officeooo:paragraph-rsid="00242223" style:font-weight-asian="normal" style:font-weight-complex="normal"/>
    </style:style>
    <style:style style:name="P17" style:family="paragraph" style:parent-style-name="Standard">
      <style:text-properties fo:font-weight="normal" officeooo:rsid="00315764" officeooo:paragraph-rsid="00315764" style:font-weight-asian="normal" style:font-weight-complex="normal"/>
    </style:style>
    <style:style style:name="P18" style:family="paragraph" style:parent-style-name="Standard">
      <style:text-properties fo:font-weight="normal" officeooo:rsid="0026365b" officeooo:paragraph-rsid="00357b48" style:font-weight-asian="normal" style:font-weight-complex="normal"/>
    </style:style>
    <style:style style:name="P19" style:family="paragraph" style:parent-style-name="Standard">
      <style:text-properties fo:font-weight="normal" officeooo:rsid="003e709a" officeooo:paragraph-rsid="003e709a" style:font-weight-asian="normal" style:font-weight-complex="normal"/>
    </style:style>
    <style:style style:name="P20" style:family="paragraph" style:parent-style-name="Standard">
      <style:text-properties fo:font-weight="normal" officeooo:rsid="003ed051" officeooo:paragraph-rsid="003ed051" style:font-weight-asian="normal" style:font-weight-complex="normal"/>
    </style:style>
    <style:style style:name="P21" style:family="paragraph" style:parent-style-name="Standard">
      <style:text-properties fo:font-weight="normal" officeooo:rsid="003fa089" officeooo:paragraph-rsid="003fa089" style:font-weight-asian="normal" style:font-weight-complex="normal"/>
    </style:style>
    <style:style style:name="P22" style:family="paragraph" style:parent-style-name="Standard">
      <style:text-properties fo:font-weight="normal" officeooo:rsid="004275aa" officeooo:paragraph-rsid="004332d5" style:font-weight-asian="normal" style:font-weight-complex="normal"/>
    </style:style>
    <style:style style:name="P23" style:family="paragraph" style:parent-style-name="Standard">
      <style:text-properties fo:font-weight="normal" officeooo:rsid="00444b6e" officeooo:paragraph-rsid="00444b6e" style:font-weight-asian="normal" style:font-weight-complex="normal"/>
    </style:style>
    <style:style style:name="P24" style:family="paragraph" style:parent-style-name="Standard">
      <style:text-properties fo:font-weight="normal" officeooo:rsid="00479f90" officeooo:paragraph-rsid="00479f90" style:font-weight-asian="normal" style:font-weight-complex="normal"/>
    </style:style>
    <style:style style:name="P25" style:family="paragraph" style:parent-style-name="Standard">
      <style:text-properties fo:font-weight="normal" officeooo:rsid="0049427f" officeooo:paragraph-rsid="0049427f" style:font-weight-asian="normal" style:font-weight-complex="normal"/>
    </style:style>
    <style:style style:name="P26" style:family="paragraph" style:parent-style-name="Standard">
      <style:text-properties officeooo:rsid="002005fb" officeooo:paragraph-rsid="002005fb"/>
    </style:style>
    <style:style style:name="P27" style:family="paragraph" style:parent-style-name="Standard">
      <style:text-properties officeooo:rsid="001f0421" officeooo:paragraph-rsid="001f0421"/>
    </style:style>
    <style:style style:name="P28" style:family="paragraph" style:parent-style-name="Standard">
      <style:text-properties officeooo:rsid="00220a93" officeooo:paragraph-rsid="00220a93"/>
    </style:style>
    <style:style style:name="P29" style:family="paragraph" style:parent-style-name="Standard">
      <style:text-properties officeooo:rsid="001d4978" officeooo:paragraph-rsid="001d4978"/>
    </style:style>
    <style:style style:name="P30" style:family="paragraph" style:parent-style-name="Standard">
      <style:text-properties officeooo:rsid="002360f8" officeooo:paragraph-rsid="002360f8"/>
    </style:style>
    <style:style style:name="P31" style:family="paragraph" style:parent-style-name="Standard">
      <style:text-properties officeooo:rsid="0026fc45" officeooo:paragraph-rsid="002bc721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10164a" officeooo:paragraph-rsid="00281305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2bc721" officeooo:paragraph-rsid="002bc721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2d5d64" officeooo:paragraph-rsid="002d5d64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e2c78" officeooo:paragraph-rsid="002e2c7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bold" officeooo:rsid="0031c640" officeooo:paragraph-rsid="0031c640" style:font-weight-asian="bold" style:font-weight-complex="bold"/>
    </style:style>
    <style:style style:name="P37" style:family="paragraph" style:parent-style-name="Standard">
      <style:text-properties style:text-underline-style="solid" style:text-underline-width="auto" style:text-underline-color="font-color" fo:font-weight="bold" officeooo:rsid="00392cd6" officeooo:paragraph-rsid="00392cd6" style:font-weight-asian="bold" style:font-weight-complex="bold"/>
    </style:style>
    <style:style style:name="P38" style:family="paragraph" style:parent-style-name="Standard">
      <style:text-properties style:text-underline-style="solid" style:text-underline-width="auto" style:text-underline-color="font-color" fo:font-weight="bold" officeooo:rsid="00398416" officeooo:paragraph-rsid="00398416" style:font-weight-asian="bold" style:font-weight-complex="bold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3e709a" officeooo:paragraph-rsid="003e709a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ed051" officeooo:paragraph-rsid="003ed05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444b6e" officeooo:paragraph-rsid="00444b6e" style:font-weight-asian="bold" style:font-weight-complex="bold"/>
    </style:style>
    <style:style style:name="P42" style:family="paragraph" style:parent-style-name="Standard">
      <style:text-properties officeooo:rsid="002bc721" officeooo:paragraph-rsid="002bc721"/>
    </style:style>
    <style:style style:name="P43" style:family="paragraph" style:parent-style-name="Standard">
      <style:text-properties fo:font-size="14pt" style:text-underline-style="none" fo:font-weight="bold" officeooo:rsid="000f0d24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d5d64" officeooo:paragraph-rsid="002d5d64" style:font-size-asian="14pt" style:font-weight-asian="bold" style:font-size-complex="14pt" style:font-weight-complex="bold"/>
    </style:style>
    <style:style style:name="P45" style:family="paragraph" style:parent-style-name="Standard">
      <style:text-properties officeooo:rsid="002d5d64" officeooo:paragraph-rsid="002d5d64"/>
    </style:style>
    <style:style style:name="P46" style:family="paragraph" style:parent-style-name="Standard">
      <style:text-properties officeooo:rsid="002e2c78" officeooo:paragraph-rsid="002e2c78"/>
    </style:style>
    <style:style style:name="P47" style:family="paragraph" style:parent-style-name="Standard">
      <style:text-properties officeooo:rsid="002f16db" officeooo:paragraph-rsid="002f16db"/>
    </style:style>
    <style:style style:name="P48" style:family="paragraph" style:parent-style-name="Standard">
      <style:text-properties officeooo:rsid="0031c640" officeooo:paragraph-rsid="0031c640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33a5de" officeooo:paragraph-rsid="0033a5de" style:font-style-asian="normal" style:font-weight-asian="bold" style:font-style-complex="normal" style:font-weight-complex="bold"/>
    </style:style>
    <style:style style:name="P50" style:family="paragraph" style:parent-style-name="Standard">
      <style:text-properties officeooo:rsid="0026365b" officeooo:paragraph-rsid="00369ba8"/>
    </style:style>
    <style:style style:name="P51" style:family="paragraph" style:parent-style-name="Standard">
      <style:text-properties officeooo:rsid="0033a5de" officeooo:paragraph-rsid="0033a5de"/>
    </style:style>
    <style:style style:name="P52" style:family="paragraph" style:parent-style-name="Standard">
      <style:text-properties officeooo:rsid="00379e4f" officeooo:paragraph-rsid="00379e4f"/>
    </style:style>
    <style:style style:name="P53" style:family="paragraph" style:parent-style-name="Standard">
      <style:text-properties officeooo:rsid="001bc2c9" officeooo:paragraph-rsid="0026365b"/>
    </style:style>
    <style:style style:name="P54" style:family="paragraph" style:parent-style-name="Standard">
      <style:text-properties officeooo:rsid="003d7bd6" officeooo:paragraph-rsid="003d7bd6"/>
    </style:style>
    <style:style style:name="P55" style:family="paragraph" style:parent-style-name="Standard">
      <style:text-properties officeooo:rsid="004a4fbc" officeooo:paragraph-rsid="004a4fbc"/>
    </style:style>
    <style:style style:name="P56" style:family="paragraph" style:parent-style-name="Standard">
      <style:text-properties officeooo:rsid="004c9a2d" officeooo:paragraph-rsid="004c9a2d"/>
    </style:style>
    <style:style style:name="P57" style:family="paragraph" style:parent-style-name="Standard">
      <style:text-properties officeooo:rsid="004e6d41" officeooo:paragraph-rsid="004e6d41"/>
    </style:style>
    <style:style style:name="P58" style:family="paragraph" style:parent-style-name="Standard">
      <style:text-properties officeooo:rsid="005008f6" officeooo:paragraph-rsid="005008f6"/>
    </style:style>
    <style:style style:name="P59" style:family="paragraph" style:parent-style-name="Standard">
      <style:text-properties officeooo:rsid="00523285" officeooo:paragraph-rsid="00523285"/>
    </style:style>
    <style:style style:name="P60" style:family="paragraph" style:parent-style-name="Standard">
      <style:text-properties officeooo:rsid="00523285" officeooo:paragraph-rsid="0056bbc4"/>
    </style:style>
    <style:style style:name="P61" style:family="paragraph" style:parent-style-name="Standard">
      <style:text-properties officeooo:rsid="0050f3d0" officeooo:paragraph-rsid="0050f3d0"/>
    </style:style>
    <style:style style:name="P62" style:family="paragraph" style:parent-style-name="Standard">
      <style:text-properties officeooo:rsid="0052e5d4" officeooo:paragraph-rsid="0052e5d4"/>
    </style:style>
    <style:style style:name="P63" style:family="paragraph" style:parent-style-name="Standard">
      <style:text-properties officeooo:rsid="005737cd" officeooo:paragraph-rsid="005737cd"/>
    </style:style>
    <style:style style:name="P64" style:family="paragraph" style:parent-style-name="Standard">
      <style:text-properties officeooo:rsid="005934f7" officeooo:paragraph-rsid="005934f7"/>
    </style:style>
    <style:style style:name="P65" style:family="paragraph" style:parent-style-name="Standard">
      <style:text-properties officeooo:rsid="00595992" officeooo:paragraph-rsid="00595992"/>
    </style:style>
    <style:style style:name="P66" style:family="paragraph" style:parent-style-name="Preformatted_20_Text">
      <style:text-properties officeooo:rsid="0010164a" officeooo:paragraph-rsid="0010164a"/>
    </style:style>
    <style:style style:name="P67" style:family="paragraph" style:parent-style-name="Preformatted_20_Text">
      <style:text-properties officeooo:rsid="00138d17" officeooo:paragraph-rsid="00138d17"/>
    </style:style>
    <style:style style:name="P68" style:family="paragraph" style:parent-style-name="Preformatted_20_Text">
      <style:paragraph-properties fo:margin-top="0in" fo:margin-bottom="0.1965in" style:contextual-spacing="false"/>
    </style:style>
    <style:style style:name="P69" style:family="paragraph" style:parent-style-name="Preformatted_20_Text">
      <style:paragraph-properties fo:margin-top="0in" fo:margin-bottom="0.1965in" style:contextual-spacing="false"/>
      <style:text-properties officeooo:paragraph-rsid="001767ab"/>
    </style:style>
    <style:style style:name="P70" style:family="paragraph" style:parent-style-name="Preformatted_20_Text">
      <style:paragraph-properties fo:margin-top="0in" fo:margin-bottom="0.1965in" style:contextual-spacing="false"/>
      <style:text-properties officeooo:rsid="0010d52b" officeooo:paragraph-rsid="001767ab"/>
    </style:style>
    <style:style style:name="P71" style:family="paragraph" style:parent-style-name="Standard" style:list-style-name="L1">
      <style:text-properties officeooo:rsid="0010164a" officeooo:paragraph-rsid="0010164a"/>
    </style:style>
    <style:style style:name="P72" style:family="paragraph" style:parent-style-name="Standard" style:list-style-name="L2">
      <style:text-properties officeooo:rsid="0010164a" officeooo:paragraph-rsid="0010164a"/>
    </style:style>
    <style:style style:name="P73" style:family="paragraph" style:parent-style-name="Standard" style:list-style-name="L2">
      <style:text-properties officeooo:rsid="0010164a" officeooo:paragraph-rsid="002005fb"/>
    </style:style>
    <style:style style:name="P74" style:family="paragraph" style:parent-style-name="Standard" style:list-style-name="L2">
      <style:text-properties officeooo:rsid="002005fb" officeooo:paragraph-rsid="002005fb"/>
    </style:style>
    <style:style style:name="P75" style:family="paragraph" style:parent-style-name="Standard" style:list-style-name="L3">
      <style:text-properties officeooo:rsid="001aae61" officeooo:paragraph-rsid="001aae61"/>
    </style:style>
    <style:style style:name="P76" style:family="paragraph" style:parent-style-name="Standard" style:list-style-name="L3">
      <style:text-properties officeooo:rsid="002bc721" officeooo:paragraph-rsid="002bc721"/>
    </style:style>
    <style:style style:name="P77" style:family="paragraph" style:parent-style-name="Standard">
      <style:text-properties officeooo:rsid="003d7bd6" officeooo:paragraph-rsid="003d7bd6"/>
    </style:style>
    <style:style style:name="P78" style:family="paragraph" style:parent-style-name="Standard">
      <style:text-properties officeooo:rsid="005af135" officeooo:paragraph-rsid="005af135"/>
    </style:style>
    <style:style style:name="T1" style:family="text">
      <style:text-properties officeooo:rsid="00138d17"/>
    </style:style>
    <style:style style:name="T2" style:family="text">
      <style:text-properties officeooo:rsid="001954b0"/>
    </style:style>
    <style:style style:name="T3" style:family="text">
      <style:text-properties officeooo:rsid="002005fb"/>
    </style:style>
    <style:style style:name="T4" style:family="text">
      <style:text-properties officeooo:rsid="00207383"/>
    </style:style>
    <style:style style:name="T5" style:family="text">
      <style:text-properties officeooo:rsid="002530aa"/>
    </style:style>
    <style:style style:name="T6" style:family="text">
      <style:text-properties officeooo:rsid="00281305"/>
    </style:style>
    <style:style style:name="T7" style:family="text">
      <style:text-properties officeooo:rsid="0029f96d"/>
    </style:style>
    <style:style style:name="T8" style:family="text">
      <style:text-properties officeooo:rsid="002bc721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30070c"/>
    </style:style>
    <style:style style:name="T11" style:family="text">
      <style:text-properties fo:font-weight="normal" officeooo:rsid="001d7f74" style:font-weight-asian="normal" style:font-weight-complex="normal"/>
    </style:style>
    <style:style style:name="T12" style:family="text">
      <style:text-properties fo:font-weight="normal" officeooo:rsid="00315764" style:font-weight-asian="normal" style:font-weight-complex="normal"/>
    </style:style>
    <style:style style:name="T13" style:family="text">
      <style:text-properties fo:font-weight="normal" officeooo:rsid="00479f90" style:font-weight-asian="normal" style:font-weight-complex="normal"/>
    </style:style>
    <style:style style:name="T14" style:family="text">
      <style:text-properties fo:font-weight="normal" officeooo:rsid="0048cd0e" style:font-weight-asian="normal" style:font-weight-complex="normal"/>
    </style:style>
    <style:style style:name="T15" style:family="text">
      <style:text-properties officeooo:rsid="00398416"/>
    </style:style>
    <style:style style:name="T16" style:family="text">
      <style:text-properties officeooo:rsid="0040dab5"/>
    </style:style>
    <style:style style:name="T17" style:family="text">
      <style:text-properties officeooo:rsid="004332d5"/>
    </style:style>
    <style:style style:name="T18" style:family="text">
      <style:text-properties officeooo:rsid="0050f3d0"/>
    </style:style>
    <style:style style:name="T19" style:family="text">
      <style:text-properties officeooo:rsid="0054c379"/>
    </style:style>
    <style:style style:name="T20" style:family="text">
      <style:text-properties officeooo:rsid="00558699"/>
    </style:style>
    <style:style style:name="T21" style:family="text">
      <style:text-properties fo:color="#313131" style:text-outline="false" style:font-name="LucidaGrande" fo:font-size="10pt" fo:letter-spacing="normal" style:text-underline-style="solid" style:text-underline-width="auto" style:text-underline-color="#313131" style:letter-kerning="false" style:font-size-asian="10pt"/>
    </style:style>
    <style:style style:name="T22" style:family="text">
      <style:text-properties officeooo:rsid="005884a1"/>
    </style:style>
    <style:style style:name="T23" style:family="text">
      <style:text-properties officeooo:rsid="005959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CL276 Lab Creation Log</text:p>
      <text:p text:style-name="P1"/>
      <text:p text:style-name="P2">This is the log of my journey through creating the solution projects for the container course. <text:s/></text:p>
      <text:p text:style-name="P2"/>
      <text:p text:style-name="P32">Objective</text:p>
      <text:p text:style-name="P5"><text:span text:style-name="T6">C</text:span>reate a To Do List application in each of:</text:p>
      <text:list xml:id="list3420787544075993832" text:style-name="L1">
        <text:list-item>
          <text:p text:style-name="P71">Ruby/Sinatra</text:p>
        </text:list-item>
        <text:list-item>
          <text:p text:style-name="P71">Java/Java EE 7 on JBoss WildFly</text:p>
        </text:list-item>
        <text:list-item>
          <text:p text:style-name="P71">JavaScript/Node.js</text:p>
        </text:list-item>
        <text:list-item>
          <text:p text:style-name="P71">PHP/CakePHP</text:p>
        </text:list-item>
        <text:list-item>
          <text:p text:style-name="P71">Python/Django</text:p>
        </text:list-item>
      </text:list>
      <text:p text:style-name="P2"/>
      <text:p text:style-name="P3">See Mojo notes on location of source examples to start with: <text:a xlink:type="simple" xlink:href="https://mojo.redhat.com/docs/DOC-1042903"><text:span text:style-name="T3">https://mojo.redhat.com/docs/DOC-1042903</text:span></text:a></text:p>
      <text:p text:style-name="P3"/>
      <text:p text:style-name="P33">Development VM</text:p>
      <text:p text:style-name="P2">Started on Fedora 22 but found that I really should be building all these images from RHEL7. <text:s/>The ones that are out there are built from all kinds of bases like CentOS, Fedora, and Ubuntu. <text:s/>For an enterprise class we should use the real deal.</text:p>
      <text:p text:style-name="P2"/>
      <text:list xml:id="list2725904524937387528" text:style-name="L2">
        <text:list-item>
          <text:p text:style-name="P72"><text:span text:style-name="T3">You can provision a development box with Vagrant </text:span>on the RHEL 7.1.3 Vagrant box – notes for how to do this on Mojo CL276 Project: <text:a xlink:type="simple" xlink:href="https://mojo.redhat.com/docs/DOC-1042775"><text:span text:style-name="T3">https://mojo.redhat.com/docs/DOC-1042775</text:span></text:a></text:p>
          <text:p text:style-name="P73"/>
        </text:list-item>
      </text:list>
      <text:p text:style-name="P2">Idea: use the various images out there for the various languages including the Openshift 3 ones as models. <text:s/>We will need to create our own images for each one so that it is pure RHEL 7.1 based.</text:p>
      <text:p text:style-name="P2"/>
      <text:p text:style-name="P6"><text:span text:style-name="T4">If not using Vagrant, provision</text:span> a RHEL 7.1 <text:span text:style-name="T4">server</text:span> subscribed to EMPLOYEE SKU (unlimited)</text:p>
      <text:p text:style-name="P42">Really – just use Vagrant :)</text:p>
      <text:p text:style-name="P6"/>
      <text:p text:style-name="P66"><text:span text:style-name="Source_20_Text">subscription-manager repos --disable="*"</text:span></text:p>
      <text:p text:style-name="Preformatted_20_Text"><text:span text:style-name="Source_20_Text">subscription-manager repos \</text:span></text:p>
      <text:p text:style-name="Preformatted_20_Text"><text:span text:style-name="Source_20_Text">--enable="rhel-7-server-rpms" \</text:span></text:p>
      <text:p text:style-name="Preformatted_20_Text"><text:span text:style-name="Source_20_Text">--enable="rhel-7-server-extras-rpms" \</text:span></text:p>
      <text:p text:style-name="P68"><text:span text:style-name="Source_20_Text">--enable="rhel-7-server-optional-rpms"</text:span></text:p>
      <text:p text:style-name="P6">yum -y install deltarpm</text:p>
      <text:p text:style-name="P6">yum -y update</text:p>
      <text:p text:style-name="P6">yum -y install git vim-enhanced</text:p>
      <text:p text:style-name="P6">yum -y install docker</text:p>
      <text:p text:style-name="P6"/>
      <text:p text:style-name="P9">Setup docker image storage as thin pool (LVM) </text:p>
      <text:p text:style-name="P8">Added a second disk to my VM of 20G /dev/sdb</text:p>
      <text:p text:style-name="P8">fdisk – created 20G partition</text:p>
      <text:p text:style-name="P8">pvcreate /dev/sdb1</text:p>
      <text:p text:style-name="P8">vgcreate docker-vg /dev/sdb1</text:p>
      <text:p text:style-name="P8">vi /etc/sysconfig/docker-storage-setup and added contents:</text:p>
      <text:p text:style-name="P8"><text:s text:c="2"/>VG=docker-vg</text:p>
      <text:p text:style-name="P8"><text:s text:c="3"/>SETUP_LVM_THIN_POOL=yes</text:p>
      <text:p text:style-name="P8"/>
      <text:p text:style-name="P8"><text:soft-page-break/>executed script “docker-storage-setup”</text:p>
      <text:p text:style-name="P8">creates a lv called docker-pool and docker-pool-metadata</text:p>
      <text:p text:style-name="P8">used lvextend to increase docker-pool to its full 20G (19.5ish)</text:p>
      <text:p text:style-name="P67"><text:span text:style-name="Source_20_Text"/></text:p>
      <text:p text:style-name="Preformatted_20_Text"><text:span text:style-name="Source_20_Text">rm -rf /var/lib/docker/*</text:span></text:p>
      <text:p text:style-name="P69"><text:span text:style-name="Source_20_Text">systemctl start docke</text:span><text:span text:style-name="Source_20_Text"><text:span text:style-name="T1">r </text:span></text:span></text:p>
      <text:p text:style-name="P70">systemctl enable docker</text:p>
      <text:p text:style-name="P33">Application Target Images</text:p>
      <text:p text:style-name="P26">The customer portal container image registry contains a RHEL 7.1 image.</text:p>
      <text:p text:style-name="P7"><text:span text:style-name="T3">T</text:span>his is the base image we will use <text:span text:style-name="T2">for all our application containers</text:span></text:p>
      <text:list xml:id="list155148428595644" text:continue-numbering="true" text:style-name="L2">
        <text:list-item>
          <text:p text:style-name="P73">Pull the registry.access.redhat.com/rhel7.1 image to be used as a base</text:p>
        </text:list-item>
        <text:list-item>
          <text:p text:style-name="P74">on the vagrant box which is already subscribed:<text:line-break/>docker pull rhel7.1</text:p>
        </text:list-item>
      </text:list>
      <text:p text:style-name="P7"/>
      <text:p text:style-name="P10"><text:span text:style-name="T8">Git r</text:span>epository at <text:a xlink:type="simple" xlink:href="https://github.com/jimrigsbee/cl276" text:style-name="Internet_20_link">https://github.com/jimrigsbee/cl276</text:a></text:p>
      <text:list xml:id="list4626223411958033637" text:style-name="L3">
        <text:list-item>
          <text:p text:style-name="P75">contains Dockerfiles to create base images for languages/frameworks</text:p>
        </text:list-item>
        <text:list-item>
          <text:p text:style-name="P75">contains project directories for languages/frameworks</text:p>
        </text:list-item>
        <text:list-item>
          <text:p text:style-name="P76">contains this and other documentation</text:p>
        </text:list-item>
      </text:list>
      <text:p text:style-name="P10"/>
      <text:p text:style-name="P36">Java / Java EE 7 <text:span text:style-name="T15">Image</text:span></text:p>
      <text:p text:style-name="P48"/>
      <text:p text:style-name="P11">Got wildfly working cl276/wildfly</text:p>
      <text:p text:style-name="P28">cd cl276/images/jee</text:p>
      <text:p text:style-name="P28">docker build -t cl276/wildfly .</text:p>
      <text:p text:style-name="P29">docker tag [image id] cl276/wildfly:9.0.1 </text:p>
      <text:p text:style-name="P29"/>
      <text:p text:style-name="P31"><text:span text:style-name="T9">Note</text:span>: <text:s/>Depending on status of WildFly 10 – we may go with that if it GA's by the time this course completes – 10 is not required – no features that we are counting on here <text:span text:style-name="T7">(GA expected 18 Nov 15)</text:span></text:p>
      <text:p text:style-name="P29"/>
      <text:p text:style-name="P30">Test the image:</text:p>
      <text:p text:style-name="P30">docker run -d -p 8080:8080 cl276/wildfly</text:p>
      <text:p text:style-name="P30">docker logs -f [container id] – wait until it starts up</text:p>
      <text:p text:style-name="P30">curl localhost:8080 – should get default wildfly page</text:p>
      <text:p text:style-name="P11"/>
      <text:p text:style-name="P11">The WildFly Cookbook (Packt) on pp.569-571 cover how to mount the server logs to the host file system so that logs can be easily monitored. <text:s/>I was able to do the same thing with deployments so I could hot deploy at will on the host file system. <text:s/>Note that the user/group will have to be jboss (uid/gid=1000) instead of the one shown in the book.</text:p>
      <text:p text:style-name="P11"/>
      <text:p text:style-name="P47">Problem: <text:s/>I cannot get port 9990 to work – when I curl it, it gives me nothing back. <text:s/><text:span text:style-name="T10">I tried the jboss/wildfly image from docker.io as well and it didn't work either.</text:span></text:p>
      <text:p text:style-name="P11"/>
      <text:p text:style-name="P50">For configuration ideas, came across this article: <text:s text:c="2"/><text:a xlink:type="simple" xlink:href="https://goldmann.pl/blog/2014/07/23/customizing-the-configuration-of-the-wildfly-docker-image/">https://goldmann.pl/blog/2014/07/23/customizing-the-configuration-of-the-wildfly-docker-image/</text:a></text:p>
      <text:p text:style-name="P53"/>
      <text:p text:style-name="P37">Other Images</text:p>
      <text:p text:style-name="P12">Get ideas for other images (ruby, etc.) from:</text:p>
      <text:p text:style-name="P13"><text:soft-page-break/><text:a xlink:type="simple" xlink:href="https://github.com/openshift/sti-base/blob/master/Dockerfile.rhel7" text:style-name="Internet_20_link">https://github.com/openshift/sti-base/blob/master/Dockerfile.rhel7</text:a></text:p>
      <text:p text:style-name="P13"><text:a xlink:type="simple" xlink:href="https://github.com/openshift/sti-python/blob/master/2.7/Dockerfile.rhel7" text:style-name="Internet_20_link">https://github.com/openshift/sti-python/blob/master/2.7/Dockerfile.rhel7</text:a></text:p>
      <text:p text:style-name="P13"><text:a xlink:type="simple" xlink:href="https://github.com/openshift/sti-php/blob/master/5.5/Dockerfile.rhel7" text:style-name="Internet_20_link">https://github.com/openshift/sti-php/blob/master/5.5/Dockerfile.rhel7</text:a></text:p>
      <text:p text:style-name="P18"><text:a xlink:type="simple" xlink:href="https://github.com/openshift/sti-ruby/blob/master/2.0/Dockerfile.rhel7" text:style-name="Internet_20_link">https://github.com/openshift/sti-ruby/blob/master/2.0/Dockerfile.rhel7</text:a></text:p>
      <text:p text:style-name="P14"><text:a xlink:type="simple" xlink:href="https://github.com/openshift/sti-nodejs/blob/master/0.10/Dockerfile.rhel7" text:style-name="Internet_20_link">https://github.com/openshift/sti-nodejs/blob/master/0.10/Dockerfile.rhel7</text:a></text:p>
      <text:p text:style-name="P14"/>
      <text:p text:style-name="P14">Leave out the S2I stuff.</text:p>
      <text:p text:style-name="P14"/>
      <text:p text:style-name="P25">Also looked at the Software Collections 2.0 package rhscl-dockerfiles. <text:s/></text:p>
      <text:p text:style-name="P14"/>
      <text:p text:style-name="P38">Ruby Image</text:p>
      <text:p text:style-name="P14">Compare with Ruby: <text:s/><text:a xlink:type="simple" xlink:href="https://hub.docker.com/_/ruby/">https://hub.docker.com/_/ruby/</text:a></text:p>
      <text:p text:style-name="P17">Note: <text:s/>I like the onbuild images – used one to test an app. But it needs to be sourced from RHEL7 and its lineage is convoluted. <text:s/></text:p>
      <text:p text:style-name="P16">There may be other sites like the Ruby one to compare to for the other languages.</text:p>
      <text:p text:style-name="P16"/>
      <text:p text:style-name="P19">Got the image successfully running and tested. <text:s/>The Red Hat software collections libraries are interesting to deal with. <text:s/>You have to run “scl enable rh-ruby22 'command'” to make it work. <text:s/>I added a profile.d script to enable the library so you can just type commands, but it only works when a bash shell is executed such as “docker run -it rubyhello /bin/bash”.</text:p>
      <text:p text:style-name="P19"/>
      <text:p text:style-name="P19">See the ../images/ruby/test folder for a test program.</text:p>
      <text:p text:style-name="P19"/>
      <text:p text:style-name="P39">Node.js Image</text:p>
      <text:p text:style-name="P19">Adapted this from the S2I OpenShift image. <text:s/>Very simple and depends on npm. <text:s/>A package.json file is required for this image to work. <text:s/>It can be generated with “npm init” and dependencies added with “npm install xyz –save”. <text:s/></text:p>
      <text:p text:style-name="P19"/>
      <text:p text:style-name="P19">Successfully got it working with the test app in the ./images/js/test folder.</text:p>
      <text:p text:style-name="P19"/>
      <text:p text:style-name="P40">PHP Image</text:p>
      <text:p text:style-name="P20">OpenShift example app at <text:s/><text:a xlink:type="simple" xlink:href="https://github.com/openshift/cakephp-ex">https://github.com/openshift/cakephp-ex</text:a>.</text:p>
      <text:p text:style-name="P21">Really looks like this is a PHP image in general. <text:s/>Can use the STI + assemble and run script to get an idea how to make the image. <text:s/>CakePHP looks like it is added to a project and is really part of the source code? <text:span text:style-name="T16">Yes – the user should do this as part of the development of the application. <text:s/>We're making a PHP image here.</text:span></text:p>
      <text:p text:style-name="P20"/>
      <text:p text:style-name="P22">Successfully got it working with the test app in the ./images/php/test folder. <text:s/><text:span text:style-name="T17">Added a composer.json with no requirements just to see if composer got invoked correctly it does. <text:s/>Note: <text:s/>This requires internet access the way it is constructed.</text:span></text:p>
      <text:p text:style-name="P22"/>
      <text:p text:style-name="P41">Python/Django Image</text:p>
      <text:p text:style-name="P23">I might install Django as part of the build process or do it like OpenShift S2I does it – if the user puts it in the requirements.txt file. <text:s/>It might be nice just to have a plain Python implementation.</text:p>
      <text:p text:style-name="P23"/>
      <text:p text:style-name="P24">Created 3 tests for the python image. <text:s/>Successfully got all 3 working. <text:s/>This requires internet access the way it is constructed.</text:p>
      <text:p text:style-name="P15"/>
      <text:p text:style-name="P37">MySQL 5.5</text:p>
      <text:p text:style-name="P27"><text:soft-page-break/><text:a xlink:type="simple" xlink:href="https://github.com/openshift/mysql/blob/master/5.5/Dockerfile.rhel7">https://github.com/openshift/mysql/blob/master/5.5/Dockerfile.rhel7</text:a> – <text:span text:style-name="T5">This is a complex container – not sure we really want to re-spin this. <text:s/>Can we use the openshift as is? <text:s/>I don't really see any S2I in it.</text:span><text:span text:style-name="T11"> </text:span><text:span text:style-name="T12">Note: <text:s/>I was able to use this to test a Ruby app – so we don't need to create a new </text:span><text:span text:style-name="T13">image. <text:s/>We may be able to use a non-openshift one: docker.io/mysql </text:span><text:span text:style-name="T14">or docker.io/mariadb.</text:span></text:p>
      <text:p text:style-name="P4"/>
      <text:p text:style-name="P44">Applications</text:p>
      <text:p text:style-name="P45"/>
      <text:p text:style-name="P34">Java / Java EE 7</text:p>
      <text:p text:style-name="P55">Created a TO DO application from a template I found. <text:s/>It uses AngularJS as the front end and a REST service in the back end with JPA.</text:p>
      <text:p text:style-name="P55">I need to figure out how to make it depend on another container for db services using linked containers and Kubernetes. <text:s/>Should we also show Docker compose too?</text:p>
      <text:p text:style-name="P56"><text:a xlink:type="simple" xlink:href="https://github.com/projectatomic/docker-image-examples/blob/master/rhel-jbosseap/Dockerfile">https://github.com/projectatomic/docker-image-examples/blob/master/rhel-jbosseap/Dockerfile</text:a></text:p>
      <text:p text:style-name="P56"><text:a xlink:type="simple" xlink:href="https://github.com/projectatomic/docker-image-examples/blob/master/centos-wildfly-standalone/wfcfg/standalone.xml">https://github.com/projectatomic/docker-image-examples/blob/master/centos-wildfly-standalone/wfcfg/standalone.xml</text:a></text:p>
      <text:p text:style-name="P56"/>
      <text:p text:style-name="P57">vagrant machine requires java 1.8 and maven 3.0.5 – should I yum install these in the install.sh?</text:p>
      <text:p text:style-name="P57"/>
      <text:p text:style-name="P58">Got the linked version of the app to work – see apps/jee/linked/README.md <text:span text:style-name="T18">and run.sh</text:span></text:p>
      <text:p text:style-name="P61">Got the compose version working see apps/jee/compose/README.md</text:p>
      <text:p text:style-name="P61"/>
      <text:p text:style-name="P59">Got both of the above working with persistent storage and creating the database on the first run using the initdb directory. <text:s/>MySQL container will run any scripts on database creation if they are in a special directory (/docker-entrypoint-initdb.d)</text:p>
      <text:p text:style-name="P58"/>
      <text:p text:style-name="P60">Kubernetes install/config - <text:a xlink:type="simple" xlink:href="https://access.redhat.com/articles/1353773">https://access.redhat.com/articles/1353773</text:a> – **<text:span text:style-name="T19">need to figure out how to script this for vagrant - </text:span><text:a xlink:type="simple" xlink:href="https://github.com/kubernetes/kubernetes/tree/master/docs/getting-started-guides"><text:span text:style-name="T19">https://github.com/kubernetes/kubernetes/tree/master/docs/getting-started-guides</text:span></text:a></text:p>
      <text:p text:style-name="P60"/>
      <text:p text:style-name="P59"/>
      <text:p text:style-name="P62">See YAML files in apps/jee/kubernetes folder. <text:s/></text:p>
      <text:p text:style-name="P62">kubectl create -f mysql-service.yaml</text:p>
      <text:p text:style-name="P62">kubectl create -f mysql.yaml</text:p>
      <text:p text:style-name="P62">** <text:span text:style-name="T20">create/load database with db.sql – fixed – done with initdb.d technique </text:span></text:p>
      <text:p text:style-name="P62">kubectl create -f wildfly-service.yaml</text:p>
      <text:p text:style-name="P62">kubectl create -f wildfly.yaml</text:p>
      <text:p text:style-name="P62">You can test port 3306 with nc here – find service IP: kubectl get services</text:p>
      <text:p text:style-name="P62">You can even use docker ps to find container id and connect to it</text:p>
      <text:p text:style-name="P62"/>
      <text:p text:style-name="P62">- <text:span text:style-name="T23">create run.sh to help bring up everything correctly</text:span></text:p>
      <text:p text:style-name="P62"/>
      <text:p text:style-name="P62">** Need to figure out how to mount volume for mysql pod.</text:p>
      <text:p text:style-name="P63"><text:a xlink:type="simple" xlink:href="https://github.com/kubernetes/kubernetes/tree/master/docs/user-guide/persistent-volumes">https://github.com/kubernetes/kubernetes/tree/master/docs/user-guide/persistent-volumes</text:a></text:p>
      <text:p text:style-name="P65">used local persistent volumes – seems to be working at the minute – but I had a problem where it thought it was an invalid volume type – not sure what the real problem was – it may happen again?</text:p>
      <text:p text:style-name="P63"/>
      <text:p text:style-name="P63">**<text:span text:style-name="T22">How to make 8080 available on vagrant host? - can't – it is being used by kubernetes for its API server – made my service a type = NodePort and it assigns a port &gt; 30k to the host IP. <text:s/>I was able to execute the application in a browser external to the vagrant host (kube master).</text:span></text:p>
      <text:p text:style-name="P62"><text:soft-page-break/></text:p>
      <text:p text:style-name="P62"><text:a xlink:type="simple" xlink:href="http://kubernetes.io/v1.0/docs/user-guide/connecting-to-applications-port-forward.html"><text:span text:style-name="T21">http://kubernetes.io/v1.0/docs/user-guide/connecting-to-applications-port-forward.html</text:span></text:a></text:p>
      <text:p text:style-name="P62"/>
      <text:p text:style-name="P64"><text:a xlink:type="simple" xlink:href="https://github.com/kubernetes/kubernetes/wiki/Debugging-FAQ">https://github.com/kubernetes/kubernetes/wiki/Debugging-FAQ</text:a></text:p>
      <text:p text:style-name="P64"/>
      <text:p text:style-name="P45"/>
      <text:p text:style-name="P34">Ruby / Sinatra</text:p>
      <text:p text:style-name="P46">TBD</text:p>
      <text:p text:style-name="P46"/>
      <text:p text:style-name="P35">PHP / CakePHP</text:p>
      <text:p text:style-name="P46">TBD</text:p>
      <text:p text:style-name="P46"/>
      <text:p text:style-name="P35">JavaScript / Node.js</text:p>
      <text:p text:style-name="P46">TBD</text:p>
      <text:p text:style-name="P46"/>
      <text:p text:style-name="P35">Python / Django</text:p>
      <text:p text:style-name="P46">TBD</text:p>
      <text:p text:style-name="P46"/>
      <text:p text:style-name="P46"/>
      <text:p text:style-name="P46"/>
      <text:p text:style-name="P49">Generally interesting articles</text:p>
      <text:p text:style-name="P51"><text:a xlink:type="simple" xlink:href="https://access.redhat.com/articles/rhel-atomic-getting-started">https://access.redhat.com/articles/rhel-atomic-getting-started</text:a></text:p>
      <text:p text:style-name="P52"><text:a xlink:type="simple" xlink:href="https://access.redhat.com/documentation/en-US/Red_Hat_Software_Collections/2/html/2.0_Release_Notes/chap-Usage.html#sect-Usage-Dockerfiles">https://access.redhat.com/documentation/en-US/Red_Hat_Software_Collections/2/html/2.0_Release_Notes/chap-Usage.html#sect-Usage-Dockerfiles</text:a></text:p>
      <text:p text:style-name="P54"><text:a xlink:type="simple" xlink:href="http://developers.redhat.com/containers/overview/">http://developers.redhat.com/containers/overview/</text:a></text:p>
      <text:p text:style-name="P78"><text:a xlink:type="simple" xlink:href="https://access.redhat.com/articles/rhel-atomic-documentation">https://access.redhat.com/articles/rhel-atomic-documentation</text:a></text:p>
      <text:p text:style-name="P78"/>
      <text:p text:style-name="P54"/>
      <text:p text:style-name="P52"><text:a xlink:type="simple" xlink:href="http://kubernetes.io/v1.0/docs/user-guide/connecting-to-applications-port-forward.htm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Grande" svg:font-family="LucidaGrande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5:06:11.617859000</meta:creation-date>
    <dc:date>2015-09-02T15:51:48.156950000</dc:date>
    <meta:editing-duration>P2DT10H14M19S</meta:editing-duration>
    <meta:editing-cycles>50</meta:editing-cycles>
    <meta:generator>LibreOffice/4.2.5.2$MacOSX_x86 LibreOffice_project/61cb170a04bb1f12e77c884eab9192be736ec5f5</meta:generator>
    <meta:document-statistic meta:table-count="0" meta:image-count="0" meta:object-count="0" meta:page-count="5" meta:paragraph-count="128" meta:word-count="1330" meta:character-count="9259" meta:non-whitespace-character-count="7990"/>
  </office:meta>
</office:document-meta>
</file>